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prestashop.com/en/system/files/ps_releases/prestashop_1.7.8.8.zi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0T16:20:10.505348235</meta:creation-date>
    <dc:date>2022-12-30T16:20:25.563183585</dc:date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77" meta:non-whitespace-character-count="77"/>
    <meta:generator>LibreOffice/6.4.7.2$Linux_X86_64 LibreOffice_project/40$Build-2</meta:generator>
  </office:meta>
</office:document-meta>
</file>